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cfa5a" officeooo:paragraph-rsid="001bcf6c"/>
    </style:style>
    <style:style style:name="P2" style:family="paragraph" style:parent-style-name="Standard">
      <style:text-properties fo:language="de" fo:country="DE" officeooo:rsid="0001a974" officeooo:paragraph-rsid="001bcf6c"/>
    </style:style>
    <style:style style:name="P3" style:family="paragraph" style:parent-style-name="Standard">
      <style:text-properties fo:language="de" fo:country="DE" officeooo:rsid="022fa758" officeooo:paragraph-rsid="001bcf6c"/>
    </style:style>
    <style:style style:name="P4" style:family="paragraph" style:parent-style-name="Standard">
      <style:text-properties fo:language="de" fo:country="DE" officeooo:rsid="00035c19" officeooo:paragraph-rsid="001bcf6c"/>
    </style:style>
    <style:style style:name="P5" style:family="paragraph" style:parent-style-name="Standard">
      <style:text-properties fo:language="de" fo:country="DE" officeooo:rsid="00044bba" officeooo:paragraph-rsid="001bcf6c"/>
    </style:style>
    <style:style style:name="P6" style:family="paragraph" style:parent-style-name="Standard">
      <style:text-properties fo:language="de" fo:country="DE" officeooo:rsid="00052b54" officeooo:paragraph-rsid="001bcf6c"/>
    </style:style>
    <style:style style:name="P7" style:family="paragraph" style:parent-style-name="Standard">
      <style:text-properties fo:language="de" fo:country="DE" officeooo:rsid="0005d9b2" officeooo:paragraph-rsid="001bcf6c"/>
    </style:style>
    <style:style style:name="P8" style:family="paragraph" style:parent-style-name="Standard">
      <style:text-properties fo:language="de" fo:country="DE" officeooo:rsid="0007ab24" officeooo:paragraph-rsid="001bcf6c"/>
    </style:style>
    <style:style style:name="P9" style:family="paragraph" style:parent-style-name="Standard">
      <style:text-properties fo:language="de" fo:country="DE" officeooo:rsid="000bea3a" officeooo:paragraph-rsid="001bcf6c"/>
    </style:style>
    <style:style style:name="P10" style:family="paragraph" style:parent-style-name="Standard">
      <style:text-properties fo:language="de" fo:country="DE" officeooo:rsid="001bcf6c" officeooo:paragraph-rsid="001bcf6c"/>
    </style:style>
    <style:style style:name="T1" style:family="text">
      <style:text-properties officeooo:rsid="0236d828"/>
    </style:style>
    <style:style style:name="T2" style:family="text">
      <style:text-properties officeooo:rsid="000e6f3a"/>
    </style:style>
    <style:style style:name="T3" style:family="text">
      <style:text-properties officeooo:rsid="00035c19"/>
    </style:style>
    <style:style style:name="T4" style:family="text">
      <style:text-properties officeooo:rsid="022fa758"/>
    </style:style>
    <style:style style:name="T5" style:family="text">
      <style:text-properties officeooo:rsid="00044bba"/>
    </style:style>
    <style:style style:name="T6" style:family="text">
      <style:text-properties officeooo:rsid="022fe221"/>
    </style:style>
    <style:style style:name="T7" style:family="text">
      <style:text-properties officeooo:rsid="00052b54"/>
    </style:style>
    <style:style style:name="T8" style:family="text">
      <style:text-properties officeooo:rsid="02318cc4"/>
    </style:style>
    <style:style style:name="T9" style:family="text">
      <style:text-properties officeooo:rsid="02320288"/>
    </style:style>
    <style:style style:name="T10" style:family="text">
      <style:text-properties officeooo:rsid="00056872"/>
    </style:style>
    <style:style style:name="T11" style:family="text">
      <style:text-properties officeooo:rsid="02351f6b"/>
    </style:style>
    <style:style style:name="T12" style:family="text">
      <style:text-properties officeooo:rsid="00092407"/>
    </style:style>
    <style:style style:name="T13" style:family="text">
      <style:text-properties officeooo:rsid="000a33b7"/>
    </style:style>
    <style:style style:name="T14" style:family="text">
      <style:text-properties officeooo:rsid="000bea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r Kontrollkristall der Weißröcke</text:p>
      <text:p text:style-name="P2"/>
      <text:p text:style-name="P2">Alistair stand am Fenster und starrte hinaus in einen trüben Morgen. Die ganze Nacht hatte er nicht geschlafen, obwohl er nun, da er wusste worauf er achten musste, die leiste Stimme, die es ihm befahl, deutlich <text:span text:style-name="T3">hörte</text:span>. </text:p>
      <text:p text:style-name="P2">Er hatte die Notizen die er sich aus Inaras Büchern <text:span text:style-name="T3">gemacht</text:span> hatte wieder und <text:span text:style-name="T4">immer </text:span>wieder gelesen, versucht zu verstehen was geschehen war, aber vor allem was nun geschehen würde. Er hatte einen Befehl verweigert, seine Waffe gegen einen Magier gerichtet und dadurch erkannt, dass das, was er als ein Zeichen des Vertrauens, als Auszeichnung und Ehre angesehen hatte, in Wirklichkeit ein Sklavenband war, dass ihn wie eine Kette an seine Herren band. </text:p>
      <text:p text:style-name="P3">Den Verstoß hätten sie ihm verzeihen können, ein paar Peitschenhiebe, eine Degradierung, Ungehorsam wurde nicht geduldet aber er kam nun mal vor, man konnte damit umgehen, doch Erkenntnis? Er war für die Magier verloren, weil er hinter den Schleier gesehen hatte und die ganze fürchterliche Wahrheit erkannt. </text:p>
      <text:p text:style-name="P3"/>
      <text:p text:style-name="P4">Er wandte sich vom Fenster ab, zwang seine Hand erneut in den Nacken und tastete über den Salzkristall in seiner Haut. Seine Finger brannten in den Schnitten, die er sich selbst beigebracht hatte. </text:p>
      <text:p text:style-name="P4"/>
      <text:p text:style-name="P4">Er war ein Sklave, seines freien Willens beraubt, von seinen Herren, denen er doch so ergeben gewesen war, ein Leben lang belogen.</text:p>
      <text:p text:style-name="P4"/>
      <text:p text:style-name="P2">Diese Erkenntnis <text:span text:style-name="T3">hätte ihn zerreißen müssen, wahnsinnig machen vor Schmerz und Verzweiflung. Doch das tat sie nicht, auch dafür hatten sie gesorgt. Er spürte es so deutlich, dass er nicht verstehen konnte wie er es ein ganzes Leben lang hatte übersehen können: E</text:span>ine Wand <text:span text:style-name="T3">in seinem Innersten, eine Wand</text:span> hinter der seine wahren Gefühle tobten. Er wusste, dass da Schmerz und Verzweiflung waren, er wusste, dass die Welt, wie er sie gekannt hatte eine Lüge war und er nichts mehr hatte, <text:span text:style-name="T4">an das er glauben konnte</text:span>, aber das alles waren kühle Erkenntnisse. Genauso wie die Einsicht, dass er bestraft werden musste.</text:p>
      <text:p text:style-name="P2"/>
      <text:p text:style-name="P4">Er war dankbar für diese Wand und gleichzeitig hasste er sie. Würde <text:span text:style-name="T4">s</text:span>ie fallen, vielleicht wäre er dann in der Lage zu gehen, vielleicht wäre er dann verzweifelt genug, sich in sein eigenes Schwert zu stürzen und seinem elenden Dasein ein Ende zu machen. Aber sie war da, sie hielt das Chaos zurück und ließ ihn <text:span text:style-name="T5">immer weiter verstehen.</text:span></text:p>
      <text:p text:style-name="P4"/>
      <text:p text:style-name="P5">Die Tür öffn<text:span text:style-name="T6">ete sich geräuschlos</text:span>, Inara huschte hinein und schoss sie <text:span text:style-name="T6">schnell</text:span> hinter sich. Er musste sich zwingen sie anzusehen. Die meisten ihrer Wunden waren geheilt, doch die Zeichen in ihrem Gesicht waren geblieben. Sie verstand seinen Blick und versuchte die blauen Flecken hinter ihrem dunklen Haar zu verbergen.</text:p>
      <text:p text:style-name="P5"/>
      <text:p text:style-name="P5">„Es ist schon gut“, flüsterte sie und ergriff seine Schultern. Er traute sich nicht sie zu berühren in der Angst <text:span text:style-name="T7">ihr wieder weh zu tun. Sie legte ihre Hand auf seine Wange und küsste seine Lippen, er konnte selbst den Kuss nicht erwidern, so sehr war er in seiner Schuld und dem Entsetzen der Wahrheit gefangen. Doch sie achtete nicht darauf, zog sich an seinen Schultern hoch, presste ihren Mund immer wieder auf den seinen, als könnten ihre Lippen den Zauber, der ihn wie ein Spinnennetz gefangen hielt, auflösen.</text:span></text:p>
      <text:p text:style-name="P5"/>
      <text:p text:style-name="P5">„<text:span text:style-name="T7">Du musst fliehen“, sagte sie irgendwann und zog sich etwas zurück. Ihr Blick wich von ihm ab und Verwirrung trat auf ihr Gesicht, als sie ihre Blutverschmierten Hände anstarrte.</text:span></text:p>
      <text:p text:style-name="P5"/>
      <text:p text:style-name="P5"><text:soft-page-break/>„<text:span text:style-name="T7">Ich kann nicht“, antwortete er und musste sich zu jedem Wort zwingen. „Die Stimme in meinem Kopf verbietet es. Ich habe versucht es herauszuschneiden, doch ich darf es nicht. Sie verlangen dass ich hier bleiben und warte.“</text:span></text:p>
      <text:p text:style-name="P5"/>
      <text:p text:style-name="P6">Mit dem fordernden Griff eines Heilers griff Inara nach dem schwarzen Kragen, auf dem sich die Blutflecken nicht abzeichneten und zog ihn zu sich herunter.</text:p>
      <text:p text:style-name="P6"/>
      <text:p text:style-name="P6">„Was werden sie mit dir tun?“, fragte sie und ließ die nutzlosen Schnitte <text:span text:style-name="T8">in seinem Nacken </text:span>mit ihrer Magie verheilen.</text:p>
      <text:p text:style-name="P6"/>
      <text:p text:style-name="P6">„Sie werden mir Salz geben. So viel, dass ich es wieder vergesse“, sprach er die Erkenntnis zu der er in dieser Nacht gelangt war zum ersten mal aus.</text:p>
      <text:p text:style-name="P6"/>
      <text:p text:style-name="P6">„Aber das <text:span text:style-name="T8">wird</text:span> dich töten“, rief Inara aufgebracht, die frische Kruste auf ihrer Lippe sprang auf und <text:span text:style-name="T8">ein einzelner</text:span> Blutstropfen quoll heraus. Alistar <text:span text:style-name="T9">hatte noch nie etwas so rotes gesehen, er glaubte sich in diesem winzigen Tropfen zu spiegeln, hineinzufallen. Doch er konnte dagegen tun, dass sie blutete, es hatte so zu sein, es war richtig.</text:span></text:p>
      <text:p text:style-name="P6"/>
      <text:p text:style-name="P6">„Bitte, lass es heilen“, <text:span text:style-name="T9">presste</text:span> er <text:span text:style-name="T9">hervor </text:span>und <text:span text:style-name="T9">brauchte dafür jedes Fünckchen des Schmerzes, der hinter der Wand aus Taubheit zu ihm durchdrang.</text:span></text:p>
      <text:p text:style-name="P6"/>
      <text:p text:style-name="P6">„Ich kann nicht.“ Inara senkte erneut den Blick und ließ ihr Haar wie einen Schleier vor ihr Gesicht fallen. „Er hat es verboten. Jeder soll sehen was ich getan habe.“</text:p>
      <text:p text:style-name="P6"/>
      <text:p text:style-name="P6">„Wohl eher, was ich getan habe.“ Seine Stimme <text:span text:style-name="T9">brach, unterdrückt von den Ansichten Anderer.</text:span> Er war nicht in der Lage die Gesamtheit seiner Gefühle zu befreien, aber Inara so zu sehen schnitt sich tief in sein Herz und der Schmerz half ihm, die Befehle in seinem Kopf zu verdrängen.</text:p>
      <text:p text:style-name="P6"/>
      <text:p text:style-name="P6">„<text:span text:style-name="T10">Das Salz wird mich nicht töten, zumindest nicht sofort, es wird Jahre dauern, bis es meinen Körper zersetze hat, aber …“ Er unterbrach sich und erinnerte sich an all die Männer, die er in den Manövern befehligt hatte. Fußsoldaten, stille, fokussierte Krieger, die nie widersprachen, nie lachten oder ausfällig wurden. Er erinnerte sich an den gespenstischen Gleichklang ihrer Schritte, manchmal hatte er das Gefühl gehabt, sie würden selbst im Gleichtakt Atmen. Damals hatte er es bewundert, es als eine Perfektion von Disziplin empfunden, als etwas erstrebenswertes. Doch jetzt wusste er, dass es die Stimme war. Die Stimme der Anderen die durch das Salz zu ihnen allen sprach und ihnen befahl zu essen, zu schlafen, zu kämpfen. Sie waren keine Helden, sie waren gebrochene Männer mit vom Salz ausgebranntem Geist, kaum in der Lage noch selbstständig zu atmen. </text:span></text:p>
      <text:p text:style-name="P6"/>
      <text:p text:style-name="P6"><text:span text:style-name="T10">Und genau das war nun auch sein Schicksal. Er hatte den dünnen Schleier der Unwissenheit, der es ihm erlaubt hatte ein winziges Stückchen Freiheit zu besitzen zerrissen und sich damit selbst zur Auslöschung verdammt. Auch dies war ein Teil der Erkenntnis. Eine Einsicht, die nur möglich war, weil die Wand in ihm die Wut zurückhielt. Auch das war ihm klar, es war logisch, dass die Magier, die in der Lage waren ihm jeden Gedanken in den Kopf zu pflanzen, ihn auch dazu bringen konnten einzusehen, dass sie keine andere Wahl hatten, als ihn zu vernichten. Er war eine Gefahr für die Ordnung, er würde nie wieder in der Lage sein, sich zu fügen und damit war er als Offizier nutzlos. Es war nun mal sein Schicksal, es war ganz leicht es zu akzeptieren, aber dann sah er in Inaras dunkle Augen und spürte, dass er zu zittern begann.</text:span></text:p>
      <text:p text:style-name="P6"/>
      <text:p text:style-name="P7">Er hob die Hand unsicher zu ihrer Wange und strich so sanft wie er nur konnte über die geschundene Haut.</text:p>
      <text:p text:style-name="P7"/>
      <text:p text:style-name="P7"><text:soft-page-break/>„Wenn sie kommen, werde ich es nicht mehr sagen können“, begann er und spürte wie immer mehr der Gefühle durch die künstliche Wand drangen. Vielleicht konnte er sein Schicksal akzeptieren, aber er konnte nicht zulassen, dass es sie noch mehr verletzte.</text:p>
      <text:p text:style-name="P7"/>
      <text:p text:style-name="P7">„Ich liebe dich“, brachte er unvermittelt hervor, also ob es das letzte war was er tun musste. „Ich liebe dich und ich werde es immer tun, auch wenn ich es selbst nicht mehr wissen werde und daher will ich, dass du in Sicherheit bist. Es ist das einzige worum ich dich bitte. Halte sie nicht auf, stelle dich nicht noch <text:span text:style-name="T11">ein</text:span>mal gegen de<text:span text:style-name="T11">i</text:span>nen Vater, lass mich einfach gehen und lebe ein gutes Leben. Bitte!“</text:p>
      <text:p text:style-name="P7"/>
      <text:p text:style-name="P7">Tränen rannen über ihre Wangen und sie schüttelte den Kopf.</text:p>
      <text:p text:style-name="P7"/>
      <text:p text:style-name="P7">„Nein, ich werde es nicht so enden lassen.“</text:p>
      <text:p text:style-name="P7"/>
      <text:p text:style-name="P7">Sie riss sich aus seiner sanften Umarmung und trat zur Tür. Ein Zauber ließ das Holz zu Stein erstarren, der sich mit dem Mauerwerk verband. Dann zog sie den Dolch aus seinem Rüstgürtel und trat wieder auf ihn zu. </text:p>
      <text:p text:style-name="P7"/>
      <text:p text:style-name="P7">„Ich verspreche dir ein gutes Leben zu haben und in Sicherheit zu sein und dich nicht zu suchen, aber nur, wenn du gehst.“ Ihre Stimme klang erstaunlich gefasst und gleichzeitig stand in ihren Augen reine Panik. „Ich kann den Kristall nicht entfernen, weil meine Magie dich dabei töten würde, aber ich kann dir befehlen es selbst zu tun.“</text:p>
      <text:p text:style-name="P7"/>
      <text:p text:style-name="P8">Nun war er es, der den Kopf schüttelte und die Hände abwehrend gegen sie hob. Seit dem vergangenen Tag wusste er nur zu genau, dass er sich gegen ihren Zauber nicht würde wehren können, genauso wenig wie sie sich gegen seine Schläge hatte wehren können.</text:p>
      <text:p text:style-name="P8"/>
      <text:p text:style-name="P8">„Du wirst nicht in Sicherheit sein, wenn du mir zur Flucht verholfen hast“, <text:span text:style-name="T11">erklärte</text:span> er und spürte doch, dass hinter der Wand etwas verzweifelt nach diesem Ausweg schrie.</text:p>
      <text:p text:style-name="P8"/>
      <text:p text:style-name="P8">„Er kann mich vielleicht schlagen, aber er würde nie wagen mich zu töten. Er ist ohnehin maßlos von mir enttäuscht, wahrscheinlich wird er mich verstoßen, dann bin ich ihn los und werde einfach gehen. Es ist kein Verbrechen einen Soldaten zu befreien, ihr kommt in unseren Gesetzbüchern nicht einmal vor. Er hätte dich einfach töten können und keiner hätte gefragt wieso, also kann er auch mir nichts vorwerfen, außer eine ungehorsame Tochter zu sein.“</text:p>
      <text:p text:style-name="P8"/>
      <text:p text:style-name="P8">„Aber er hat mich nicht getötet, er ist grausamer als das. Er hat mir befohlen dir weh zu tun und er lässt mich mit diesen Erinnerungen und der Gewissheit bald auch den letzten Funken freien Willens zu verlieren hier warten. Was wird er dir noch alles antun, wenn er seine Rache nicht an mir nehmen kann?“</text:p>
      <text:p text:style-name="P8"/>
      <text:p text:style-name="P8">Inara wandte sich ab. Alistair wusste, dass ein Teil von ihr immer noch nicht einsehen wollte, dass ihr Vater ein Monster war, obwohl der Rest von ihr es längst wusste. Spätestens gestern hatte sie den Beweis dafür erhalten. <text:span text:style-name="T12">Er wusste, dass sie immer an das Gute glaubte, dass sie fast naiv an der Hoffnung festhielt, Dinge würden sich zum Besseren ändern. Aber nachdem, was gestern geschehen war, nach all dem, was ihr Vater gestern gesagt hatte ... Zu glauben ,dass dieser Mann die geringste Skrupel haben würde, grenzte an Dummheit.</text:span></text:p>
      <text:p text:style-name="P8"/>
      <text:p text:style-name="P8">„<text:span text:style-name="T13">Schneide den Kristall heraus.“ </text:span></text:p>
      <text:p text:style-name="P8"/>
      <text:p text:style-name="P9">Zuerst glaubte er, sie würde es flüstern, doch als seine Hand ohne sein Zutun nach dem Messer griff, wurde ihm klar, dass sie es befahl. </text:p>
      <text:p text:style-name="P8"><text:soft-page-break/></text:p>
      <text:p text:style-name="P8"><text:span text:style-name="T14">„Nein! Tue es nicht!“, bat er, doch sie drehte sich langsam um, gab ihm das Messer und wiederholte laut: </text:span>„<text:span text:style-name="T13">Schneide den Kristall heraus.“ Tränen liefen über ihre Wangen, doch sie hielt den Befehl aufrecht. Er spürte wie ihre Stimme lauter und dringlicher wurde, das ferne Flüstern, das es ihm verbot sich zu widersetzen, übertönte. Seine Finger schlossen sich fest um den Griff, mit der Linken tastete er sich in den Nacken. Bereits unter dem ersten Schnitt ging er stöhnend in die Knie. Inara wollte ihm beispringen, hielt sich aber im letzten Moment zurück. Er spürte ihr Zögern, als er die Klinge unkontrolliert zurück riss. Doch dann fasste sie sich wieder und der Befehl dröhnte erneut durch seinen Kopf. Er stöhnte unter den Schmerzen, die er sich selbst zufügte, doch er hielt durch, während ihm Blut den Rücken herab floß. Doch dann traf die Klinge auf etwas Hartes, als sie darüber kratze zog der Schmerz durch seinen ganzen Körper und er glaubte sein Kopf müsse explodieren. Er wollte das Messer zurückziehen, doch er konnte es nicht, stattdessen stieß er ein letztes mal zu. Ein unbeschreiblicher, brennender Schmerz durchfuhr ihn und er verlor das Bewusstsein.</text:span></text:p>
      <text:p text:style-name="P8"/>
      <text:p text:style-name="P1">Als er wieder zu sich kam, lag er auf feuchte<text:span text:style-name="T1">m</text:span> <text:span text:style-name="T1">Waldboden</text:span>, den Kopf in Inaras Schoss. Ihre langen Finger strichen ihm durchs Haar und sie summte ein altes Wiegenlied. <text:span text:style-name="T2">In seinem Kopf war es still. Es fühlte sich ungemein fremd an, als hätte er eine ganze Welt verloren und das dumpfe Gefühl in seiner Brust machte ihm klar, dass genau das der Fall war. Die Wand war verschwunden und die ganze Verzweiflung, Angst und Wut strömten auf ihn zu, vermischt mit Scham und Leid. Er schlang die Arme um ihre Oberschenkel und heiße Tränen stiegen ihm unkontrolliert in die Augen. Wie ein Kind rollte er sich in ihrer Umarmung zusammen, von Heulkrämpfen geschüttelt. Sie barg ihn wie eine Mutter an ihrer Brust, strich immer wieder über seinen Rücken und flüsterte, selbst unter Tränen, beruhigende Worte. Als er keine Kraft mehr hatte um zu weinen zog sie ihn hoch, küsste ihn ein letztes Mal und sagte: „Du musst g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09-04T19:26:30.483384805</dc:date>
    <meta:editing-duration>PT1M9S</meta:editing-duration>
    <meta:editing-cycles>1</meta:editing-cycles>
    <meta:document-statistic meta:table-count="0" meta:image-count="0" meta:object-count="0" meta:page-count="4" meta:paragraph-count="37" meta:word-count="2019" meta:character-count="11946" meta:non-whitespace-character-count="9956"/>
    <meta:generator>LibreOffice/5.2.5.1$Linux_X86_64 LibreOffice_project/20m0$Build-1</meta:generator>
  </office:meta>
</office:document-meta>
</file>